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textarea-horizontal-align="center" draw:textarea-vertical-align="middle"/>
    </style:style>
    <style:style style:name="gr6" style:family="graphic" style:parent-style-name="standard">
      <style:graphic-properties draw:stroke="dash" draw:stroke-dash="Fine_20_Dashed_20__28_var_29_" draw:marker-start="Arrow" draw:marker-end="Arrow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draw:marker-start="" draw:marker-end="Arrow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2cm" svg:height="2cm" svg:x="3cm" svg:y="16.5cm">
          <text:p text:style-name="P1"><text:span text:style-name="T1">LPG</text:span></text:p>
          <text:p text:style-name="P1"><text:span text:style-name="T1">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36" draw:layer="layout" svg:width="2cm" svg:height="2cm" svg:x="11.5cm" svg:y="16.5cm">
          <text:p text:style-name="P1"><text:span text:style-name="T1">analyz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29" draw:layer="layout" svg:width="2cm" svg:height="2cm" svg:x="19.5cm" svg:y="8.5cm">
          <text:p text:style-name="P1"><text:span text:style-name="T1">Ecore</text:span></text:p>
          <text:p text:style-name="P1"><text:span text:style-name="T1">import and</text:span></text:p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21" draw:layer="layout" svg:width="2cm" svg:height="1cm" svg:x="8cm" svg:y="17cm">
          <text:p text:style-name="P1"><text:span text:style-name="T1">CS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999cm" svg:y1="16cm" svg:x2="3.292cm" svg:y2="16.792cm" draw:start-shape="id1" draw:start-glue-point="8" draw:end-shape="id2" draw:end-glue-point="5" svg:d="m1999 16000 1293 792">
          <text:p/>
        </draw:connector>
        <draw:custom-shape draw:style-name="gr1" draw:text-style-name="P2" draw:id="id30" draw:layer="layout" svg:width="2cm" svg:height="1cm" svg:x="23.5cm" svg:y="10cm">
          <text:p text:style-name="P1"><text:span text:style-name="T1">AST</text:span></text:p>
          <text:p text:style-name="P1"><text:span text:style-name="T1">&lt;Ecore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5" draw:layer="layout" svg:width="2cm" svg:height="2cm" svg:x="19.5cm" svg:y="16.5cm">
          <text:p text:style-name="P1"><text:span text:style-name="T1">evalu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33" draw:layer="layout" svg:width="2cm" svg:height="1cm" svg:x="23.5cm" svg:y="14cm">
          <text:p text:style-name="P1"><text:span text:style-name="T1">AST</text:span></text:p>
          <text:p text:style-name="P1"><text:span text:style-name="T1">&lt;UML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0.5cm" svg:height="1.195cm" svg:x="15cm" svg:y="1cm">
          <draw:text-box>
            <text:p><text:span text:style-name="T2">MDT/OCL 4.x Architecture</text:span></text:p>
          </draw:text-box>
        </draw:frame>
        <draw:custom-shape draw:style-name="gr1" draw:text-style-name="P2" draw:id="id5" draw:layer="layout" svg:width="2cm" svg:height="2cm" svg:x="15.5cm" svg:y="10.5cm">
          <text:p text:style-name="P1"><text:span text:style-name="T1">Pivot</text:span></text:p>
          <text:p text:style-name="P1"><text:span text:style-name="T1"/></text:p>
          <text:p text:style-name="P1"><text:span text:style-name="T1">AST</text:span></text:p>
          <text:p text:style-name="P1"><text:span text:style-name="T1">&lt;Pivot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1" draw:layer="layout" svg:width="2cm" svg:height="2cm" svg:x="19.5cm" svg:y="12.5cm">
          <text:p text:style-name="P1"><text:span text:style-name="T1">UML</text:span></text:p>
          <text:p text:style-name="P1"><text:span text:style-name="T1">import and</text:span></text:p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1cm" svg:x="23.5cm" svg:y="8cm">
          <text:p text:style-name="P1"><text:span text:style-name="T1">Eco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2" draw:layer="layout" svg:width="2cm" svg:height="1cm" svg:x="23.5cm" svg:y="12cm">
          <text:p text:style-name="P1"><text:span text:style-name="T1">U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6" draw:layer="layout" svg:width="3cm" svg:height="1cm" svg:x="0.5cm" svg:y="3cm">
          <text:p text:style-name="P1"><text:span text:style-name="T1">*.oclstdli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id="id23" draw:layer="layout" svg:width="2cm" svg:height="2cm" svg:x="4.5cm" svg:y="2.5cm">
          <text:p text:style-name="P1"><text:span text:style-name="T1">ANTLr</text:span></text:p>
          <text:p text:style-name="P1"><text:span text:style-name="T1">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3" draw:layer="layout" svg:width="2.5cm" svg:height="1cm" svg:x="8cm" svg:y="3cm">
          <text:p text:style-name="P1"><text:span text:style-name="T1">OCLstdlib</text:span></text:p>
          <text:p text:style-name="P1"><text:span text:style-name="T1">C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7" draw:layer="layout" svg:width="2cm" svg:height="2cm" svg:x="3cm" svg:y="0.5cm">
          <text:p text:style-name="P1"><text:span text:style-name="T1">Xtext</text:span></text:p>
          <text:p text:style-name="P1"><text:span text:style-name="T1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24" draw:layer="layout" svg:width="2cm" svg:height="2cm" svg:x="8cm" svg:y="0.5cm">
          <text:p text:style-name="P1"><text:span text:style-name="T1">linking</text:span></text:p>
          <text:p text:style-name="P1"><text:span text:style-name="T1">and scope</text:span></text:p>
          <text:p text:style-name="P1"><text:span text:style-name="T1">serv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4" draw:layer="layout" svg:width="2cm" svg:height="2cm" svg:x="11.5cm" svg:y="1.5cm">
          <text:p text:style-name="P1"><text:span text:style-name="T1">map</text:span></text:p>
          <text:p text:style-name="P1"><text:span text:style-name="T1">and</text:span></text:p>
          <text:p text:style-name="P1"><text:span text:style-name="T1">mer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5cm" svg:y1="3.5cm" svg:x2="11.792cm" svg:y2="3.206cm" draw:start-shape="id3" draw:start-glue-point="1" draw:end-shape="id4" draw:end-glue-point="7" svg:d="m10500 3500 1292-294">
          <text:p/>
        </draw:connector>
        <draw:connector draw:style-name="gr4" draw:text-style-name="P1" draw:layer="layout" draw:type="line" svg:x1="13.206cm" svg:y1="3.206cm" svg:x2="15.5cm" svg:y2="11.5cm" draw:start-shape="id4" draw:start-glue-point="9" draw:end-shape="id5" draw:end-glue-point="3" svg:d="m13206 3206 2294 8294">
          <text:p/>
        </draw:connector>
        <draw:custom-shape draw:style-name="gr1" draw:text-style-name="P2" draw:id="id14" draw:layer="layout" svg:width="3cm" svg:height="1cm" svg:x="0.5cm" svg:y="7cm">
          <text:p text:style-name="P1"><text:span text:style-name="T1">*.essentialoc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id="id22" draw:layer="layout" svg:width="2cm" svg:height="2cm" svg:x="4.5cm" svg:y="6.5cm">
          <text:p text:style-name="P1"><text:span text:style-name="T1">ANTLr</text:span></text:p>
          <text:p text:style-name="P1"><text:span text:style-name="T1">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6" draw:layer="layout" svg:width="2.5cm" svg:height="1cm" svg:x="8cm" svg:y="7cm">
          <text:p text:style-name="P1"><text:span text:style-name="T1">EssentialOCL</text:span></text:p>
          <text:p text:style-name="P1"><text:span text:style-name="T1">C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5" draw:layer="layout" svg:width="2cm" svg:height="2cm" svg:x="3cm" svg:y="4.5cm">
          <text:p text:style-name="P1"><text:span text:style-name="T1">Xtext</text:span></text:p>
          <text:p text:style-name="P1"><text:span text:style-name="T1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25" draw:layer="layout" svg:width="2cm" svg:height="2cm" svg:x="8cm" svg:y="4.5cm">
          <text:p text:style-name="P1"><text:span text:style-name="T1">linking</text:span></text:p>
          <text:p text:style-name="P1"><text:span text:style-name="T1">and scope</text:span></text:p>
          <text:p text:style-name="P1"><text:span text:style-name="T1">serv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7" draw:layer="layout" svg:width="2cm" svg:height="2cm" svg:x="11.5cm" svg:y="5.5cm">
          <text:p text:style-name="P1"><text:span text:style-name="T1">map</text:span></text:p>
          <text:p text:style-name="P1"><text:span text:style-name="T1">and</text:span></text:p>
          <text:p text:style-name="P1"><text:span text:style-name="T1">mer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5cm" svg:y1="7.5cm" svg:x2="11.792cm" svg:y2="7.206cm" draw:start-shape="id6" draw:start-glue-point="1" draw:end-shape="id7" draw:end-glue-point="7" svg:d="m10500 7500 1292-294">
          <text:p/>
        </draw:connector>
        <draw:custom-shape draw:style-name="gr1" draw:text-style-name="P2" draw:id="id18" draw:layer="layout" svg:width="3cm" svg:height="1cm" svg:x="0.5cm" svg:y="11cm">
          <text:p text:style-name="P1"><text:span text:style-name="T1">*.oclinecor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id="id8" draw:layer="layout" svg:width="2cm" svg:height="2cm" svg:x="4.5cm" svg:y="10.5cm">
          <text:p text:style-name="P1"><text:span text:style-name="T1">ANTLr</text:span></text:p>
          <text:p text:style-name="P1"><text:span text:style-name="T1">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9" draw:layer="layout" svg:width="2.5cm" svg:height="1cm" svg:x="8cm" svg:y="11cm">
          <text:p text:style-name="P1"><text:span text:style-name="T1">OCLinEcore</text:span></text:p>
          <text:p text:style-name="P1"><text:span text:style-name="T1">C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9" draw:layer="layout" svg:width="2cm" svg:height="2cm" svg:x="3cm" svg:y="8.5cm">
          <text:p text:style-name="P1"><text:span text:style-name="T1">Xtext</text:span></text:p>
          <text:p text:style-name="P1"><text:span text:style-name="T1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26" draw:layer="layout" svg:width="2cm" svg:height="2cm" svg:x="8cm" svg:y="8.5cm">
          <text:p text:style-name="P1"><text:span text:style-name="T1">linking</text:span></text:p>
          <text:p text:style-name="P1"><text:span text:style-name="T1">and scope</text:span></text:p>
          <text:p text:style-name="P1"><text:span text:style-name="T1">serv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5cm" svg:y1="11.499cm" svg:x2="8cm" svg:y2="11.5cm" draw:start-shape="id8" draw:start-glue-point="10" draw:end-shape="id9" draw:end-glue-point="3" svg:d="m6500 11499 1500 1">
          <text:p/>
        </draw:connector>
        <draw:custom-shape draw:style-name="gr1" draw:text-style-name="P2" draw:id="id10" draw:layer="layout" svg:width="2cm" svg:height="2cm" svg:x="11.5cm" svg:y="9.5cm">
          <text:p text:style-name="P1"><text:span text:style-name="T1">map</text:span></text:p>
          <text:p text:style-name="P1"><text:span text:style-name="T1">and</text:span></text:p>
          <text:p text:style-name="P1"><text:span text:style-name="T1">mer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5cm" svg:y1="11.5cm" svg:x2="11.792cm" svg:y2="11.206cm" draw:start-shape="id9" draw:start-glue-point="1" draw:end-shape="id10" draw:end-glue-point="7" svg:d="m10500 11500 1292-294">
          <text:p/>
        </draw:connector>
        <draw:custom-shape draw:style-name="gr1" draw:text-style-name="P2" draw:id="id1" draw:layer="layout" svg:width="3cm" svg:height="1cm" svg:x="0.5cm" svg:y="15cm">
          <text:p text:style-name="P1"><text:span text:style-name="T1">*.oc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id="id11" draw:layer="layout" svg:width="2cm" svg:height="2cm" svg:x="4.5cm" svg:y="14.5cm">
          <text:p text:style-name="P1"><text:span text:style-name="T1">ANTLr</text:span></text:p>
          <text:p text:style-name="P1"><text:span text:style-name="T1">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12" draw:layer="layout" svg:width="2.5cm" svg:height="1cm" svg:x="8cm" svg:y="15cm">
          <text:p text:style-name="P1"><text:span text:style-name="T1">CompleteOCL</text:span></text:p>
          <text:p text:style-name="P1"><text:span text:style-name="T1">C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0" draw:layer="layout" svg:width="2cm" svg:height="2cm" svg:x="3cm" svg:y="12.5cm">
          <text:p text:style-name="P1"><text:span text:style-name="T1">Xtext</text:span></text:p>
          <text:p text:style-name="P1"><text:span text:style-name="T1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27" draw:layer="layout" svg:width="2cm" svg:height="2cm" svg:x="8cm" svg:y="12.5cm">
          <text:p text:style-name="P1"><text:span text:style-name="T1">linking</text:span></text:p>
          <text:p text:style-name="P1"><text:span text:style-name="T1">and scope</text:span></text:p>
          <text:p text:style-name="P1"><text:span text:style-name="T1">serv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24cm" svg:y1="15.499cm" svg:x2="4.5cm" svg:y2="15.499cm" draw:start-shape="id1" draw:start-glue-point="6" draw:end-shape="id11" draw:end-glue-point="6" svg:d="m3124 15499h1376">
          <text:p/>
        </draw:connector>
        <draw:connector draw:style-name="gr2" draw:text-style-name="P1" draw:layer="layout" draw:type="line" svg:x1="6.5cm" svg:y1="15.499cm" svg:x2="8cm" svg:y2="15.5cm" draw:start-shape="id11" draw:start-glue-point="10" draw:end-shape="id12" draw:end-glue-point="3" svg:d="m6500 15499 1500 1">
          <text:p/>
        </draw:connector>
        <draw:custom-shape draw:style-name="gr1" draw:text-style-name="P2" draw:id="id13" draw:layer="layout" svg:width="2cm" svg:height="2cm" svg:x="11.5cm" svg:y="13.5cm">
          <text:p text:style-name="P1"><text:span text:style-name="T1">map</text:span></text:p>
          <text:p text:style-name="P1"><text:span text:style-name="T1">and</text:span></text:p>
          <text:p text:style-name="P1"><text:span text:style-name="T1">mer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5cm" svg:y1="15.5cm" svg:x2="11.792cm" svg:y2="15.206cm" draw:start-shape="id12" draw:start-glue-point="1" draw:end-shape="id13" draw:end-glue-point="7" svg:d="m10500 15500 1292-294">
          <text:p/>
        </draw:connector>
        <draw:connector draw:style-name="gr4" draw:text-style-name="P1" draw:layer="layout" draw:type="line" svg:x1="13.206cm" svg:y1="7.206cm" svg:x2="15.5cm" svg:y2="11.5cm" draw:start-shape="id7" draw:start-glue-point="9" draw:end-shape="id5" draw:end-glue-point="3" svg:d="m13206 7206 2294 4294">
          <text:p/>
        </draw:connector>
        <draw:connector draw:style-name="gr4" draw:text-style-name="P1" draw:layer="layout" draw:type="line" svg:x1="13.206cm" svg:y1="13.792cm" svg:x2="15.5cm" svg:y2="11.5cm" draw:start-shape="id13" draw:start-glue-point="11" draw:end-shape="id5" draw:end-glue-point="3" svg:d="m13206 13792 2294-2292">
          <text:p/>
        </draw:connector>
        <draw:connector draw:style-name="gr4" draw:text-style-name="P1" draw:layer="layout" draw:type="line" svg:x1="13.5cm" svg:y1="10.499cm" svg:x2="15.5cm" svg:y2="11.5cm" draw:start-shape="id10" draw:start-glue-point="10" draw:end-shape="id5" draw:end-glue-point="3" svg:d="m13500 10499 2000 1001">
          <text:p/>
        </draw:connector>
        <draw:connector draw:style-name="gr5" draw:text-style-name="P1" draw:layer="layout" draw:type="line" svg:x1="2.374cm" svg:y1="7cm" svg:x2="3.292cm" svg:y2="6.206cm" draw:start-shape="id14" draw:start-glue-point="4" draw:end-shape="id15" draw:end-glue-point="7" svg:d="m2374 7000 918-794">
          <text:p/>
        </draw:connector>
        <draw:connector draw:style-name="gr5" draw:text-style-name="P1" draw:layer="layout" draw:type="line" svg:x1="2.374cm" svg:y1="3cm" svg:x2="3.292cm" svg:y2="2.206cm" draw:start-shape="id16" draw:start-glue-point="4" draw:end-shape="id17" draw:end-glue-point="7" svg:d="m2374 3000 918-794">
          <text:p/>
        </draw:connector>
        <draw:connector draw:style-name="gr5" draw:text-style-name="P1" draw:layer="layout" draw:type="line" svg:x1="2.374cm" svg:y1="11cm" svg:x2="3.292cm" svg:y2="10.206cm" draw:start-shape="id18" draw:start-glue-point="4" draw:end-shape="id19" draw:end-glue-point="7" svg:d="m2374 11000 918-794">
          <text:p/>
        </draw:connector>
        <draw:connector draw:style-name="gr5" draw:text-style-name="P1" draw:layer="layout" draw:type="line" svg:x1="2.374cm" svg:y1="15cm" svg:x2="3.292cm" svg:y2="14.206cm" draw:start-shape="id1" draw:start-glue-point="4" draw:end-shape="id20" draw:end-glue-point="7" svg:d="m2374 15000 918-794">
          <text:p/>
        </draw:connector>
        <draw:connector draw:style-name="gr2" draw:text-style-name="P1" draw:layer="layout" draw:type="line" svg:x1="5cm" svg:y1="17.499cm" svg:x2="8cm" svg:y2="17.5cm" draw:start-shape="id2" draw:start-glue-point="10" draw:end-shape="id21" draw:end-glue-point="3" svg:d="m5000 17499 3000 1">
          <text:p/>
        </draw:connector>
        <draw:connector draw:style-name="gr2" draw:text-style-name="P1" draw:layer="layout" draw:type="line" svg:x1="3.124cm" svg:y1="11.499cm" svg:x2="4.494cm" svg:y2="11.493cm" draw:start-shape="id18" draw:start-glue-point="6" svg:d="m3124 11499 1370-6">
          <text:p/>
        </draw:connector>
        <draw:connector draw:style-name="gr2" draw:text-style-name="P1" draw:layer="layout" draw:type="line" svg:x1="3.124cm" svg:y1="7.499cm" svg:x2="4.5cm" svg:y2="7.499cm" draw:start-shape="id14" draw:start-glue-point="6" draw:end-shape="id22" draw:end-glue-point="6" svg:d="m3124 7499h1376">
          <text:p/>
        </draw:connector>
        <draw:connector draw:style-name="gr2" draw:text-style-name="P1" draw:layer="layout" draw:type="line" svg:x1="3.124cm" svg:y1="3.499cm" svg:x2="4.5cm" svg:y2="3.499cm" draw:start-shape="id16" draw:start-glue-point="6" draw:end-shape="id23" draw:end-glue-point="6" svg:d="m3124 3499h1376">
          <text:p/>
        </draw:connector>
        <draw:connector draw:style-name="gr2" draw:text-style-name="P1" draw:layer="layout" draw:type="line" svg:x1="6.5cm" svg:y1="3.499cm" svg:x2="8cm" svg:y2="3.5cm" draw:start-shape="id23" draw:start-glue-point="10" draw:end-shape="id3" draw:end-glue-point="3" svg:d="m6500 3499 1500 1">
          <text:p/>
        </draw:connector>
        <draw:connector draw:style-name="gr2" draw:text-style-name="P1" draw:layer="layout" draw:type="line" svg:x1="6.5cm" svg:y1="7.499cm" svg:x2="8cm" svg:y2="7.5cm" draw:start-shape="id22" draw:start-glue-point="10" draw:end-shape="id6" draw:end-glue-point="3" svg:d="m6500 7499 1500 1">
          <text:p/>
        </draw:connector>
        <draw:connector draw:style-name="gr6" draw:text-style-name="P1" draw:layer="layout" draw:type="line" svg:x1="5cm" svg:y1="1.499cm" svg:x2="8cm" svg:y2="1.499cm" draw:start-shape="id17" draw:start-glue-point="10" draw:end-shape="id24" draw:end-glue-point="6" svg:d="m5000 1499h3000">
          <text:p/>
        </draw:connector>
        <draw:connector draw:style-name="gr6" draw:text-style-name="P1" draw:layer="layout" draw:type="line" svg:x1="5cm" svg:y1="5.499cm" svg:x2="8cm" svg:y2="5.499cm" draw:start-shape="id15" draw:start-glue-point="10" draw:end-shape="id25" draw:end-glue-point="6" svg:d="m5000 5499h3000">
          <text:p/>
        </draw:connector>
        <draw:connector draw:style-name="gr6" draw:text-style-name="P1" draw:layer="layout" draw:type="line" svg:x1="5cm" svg:y1="9.499cm" svg:x2="8cm" svg:y2="9.5cm" draw:start-shape="id19" draw:start-glue-point="10" draw:end-shape="id26" svg:d="m5000 9499 3000 1">
          <text:p/>
        </draw:connector>
        <draw:connector draw:style-name="gr6" draw:text-style-name="P1" draw:layer="layout" draw:type="line" svg:x1="5cm" svg:y1="13.499cm" svg:x2="8cm" svg:y2="13.499cm" draw:start-shape="id20" draw:start-glue-point="10" draw:end-shape="id27" draw:end-glue-point="6" svg:d="m5000 13499h3000">
          <text:p/>
        </draw:connector>
        <draw:connector draw:style-name="gr6" draw:text-style-name="P1" draw:layer="layout" draw:type="line" svg:x1="6.206cm" svg:y1="14.792cm" svg:x2="8.292cm" svg:y2="14.206cm" draw:start-shape="id11" draw:start-glue-point="11" draw:end-shape="id27" draw:end-glue-point="7" svg:d="m6206 14792 2086-586">
          <text:p/>
        </draw:connector>
        <draw:connector draw:style-name="gr6" draw:text-style-name="P1" draw:id="id28" draw:layer="layout" draw:type="line" svg:x1="5cm" svg:y1="13.499cm" svg:x2="8cm" svg:y2="13.499cm" svg:d="m5000 13499h3000">
          <text:p/>
        </draw:connector>
        <draw:connector draw:style-name="gr6" draw:text-style-name="P1" draw:layer="layout" draw:type="line" svg:x1="6.206cm" svg:y1="10.792cm" svg:x2="8.304cm" svg:y2="10.205cm" draw:start-shape="id8" draw:start-glue-point="11" svg:d="m6206 10792 2098-587">
          <text:p/>
        </draw:connector>
        <draw:connector draw:style-name="gr6" draw:text-style-name="P1" draw:layer="layout" draw:type="line" svg:x1="6.206cm" svg:y1="6.792cm" svg:x2="8.302cm" svg:y2="6.224cm" draw:start-shape="id22" draw:start-glue-point="11" svg:d="m6206 6792 2096-568">
          <text:p/>
        </draw:connector>
        <draw:connector draw:style-name="gr6" draw:text-style-name="P1" draw:layer="layout" draw:type="line" svg:x1="6.206cm" svg:y1="2.792cm" svg:x2="8.288cm" svg:y2="2.228cm" draw:start-shape="id23" draw:start-glue-point="11" svg:d="m6206 2792 2082-564">
          <text:p/>
        </draw:connector>
        <draw:connector draw:style-name="gr2" draw:text-style-name="P1" draw:layer="layout" draw:type="line" svg:x1="8cm" svg:y1="3.5cm" svg:x2="5cm" svg:y2="1.5cm" draw:start-shape="id3" draw:end-shape="id17" svg:d="m8000 3500-3000-2000">
          <text:p/>
        </draw:connector>
        <draw:connector draw:style-name="gr2" draw:text-style-name="P1" draw:layer="layout" draw:type="line" svg:x1="8cm" svg:y1="7.5cm" svg:x2="5cm" svg:y2="5.499cm" draw:start-shape="id6" draw:start-glue-point="3" draw:end-shape="id15" draw:end-glue-point="10" svg:d="m8000 7500-3000-2001">
          <text:p/>
        </draw:connector>
        <draw:connector draw:style-name="gr2" draw:text-style-name="P1" draw:layer="layout" draw:type="line" svg:x1="8cm" svg:y1="11.5cm" svg:x2="5cm" svg:y2="9.499cm" draw:start-shape="id9" draw:end-shape="id19" draw:end-glue-point="10" svg:d="m8000 11500-3000-2001">
          <text:p/>
        </draw:connector>
        <draw:connector draw:style-name="gr2" draw:text-style-name="P1" draw:layer="layout" draw:type="line" svg:x1="8cm" svg:y1="15.5cm" svg:x2="5cm" svg:y2="13.499cm" draw:start-shape="id12" draw:end-shape="id28" draw:end-glue-point="2" svg:d="m8000 15500-3000-2001">
          <text:p/>
        </draw:connector>
        <draw:connector draw:style-name="gr5" draw:text-style-name="P1" draw:layer="layout" draw:type="line" svg:x1="21.5cm" svg:y1="9.499cm" svg:x2="23.492cm" svg:y2="8.448cm" draw:start-shape="id29" draw:start-glue-point="10" svg:d="m21500 9499 1992-1051">
          <text:p/>
        </draw:connector>
        <draw:connector draw:style-name="gr5" draw:text-style-name="P1" draw:layer="layout" draw:type="line" svg:x1="21.5cm" svg:y1="9.499cm" svg:x2="23.5cm" svg:y2="10.5cm" draw:start-shape="id29" draw:start-glue-point="10" draw:end-shape="id30" svg:d="m21500 9499 2000 1001">
          <text:p/>
        </draw:connector>
        <draw:connector draw:style-name="gr5" draw:text-style-name="P1" draw:layer="layout" draw:type="line" svg:x1="21.5cm" svg:y1="13.499cm" svg:x2="23.5cm" svg:y2="12.5cm" draw:start-shape="id31" draw:start-glue-point="10" draw:end-shape="id32" draw:end-glue-point="3" svg:d="m21500 13499 2000-999">
          <text:p/>
        </draw:connector>
        <draw:connector draw:style-name="gr5" draw:text-style-name="P1" draw:layer="layout" draw:type="line" svg:x1="21.5cm" svg:y1="13.499cm" svg:x2="23.5cm" svg:y2="14.5cm" draw:start-shape="id31" draw:start-glue-point="10" draw:end-shape="id33" draw:end-glue-point="3" svg:d="m21500 13499 2000 1001">
          <text:p/>
        </draw:connector>
        <draw:connector draw:style-name="gr5" draw:text-style-name="P1" draw:layer="layout" draw:type="line" svg:x1="17.5cm" svg:y1="11.5cm" svg:x2="19.5cm" svg:y2="9.499cm" draw:start-shape="id5" draw:start-glue-point="1" draw:end-shape="id29" draw:end-glue-point="6" svg:d="m17500 11500 2000-2001">
          <text:p/>
        </draw:connector>
        <draw:connector draw:style-name="gr5" draw:text-style-name="P1" draw:layer="layout" draw:type="line" svg:x1="17.5cm" svg:y1="11.5cm" svg:x2="19.792cm" svg:y2="12.792cm" draw:start-shape="id5" draw:start-glue-point="1" draw:end-shape="id31" draw:end-glue-point="5" svg:d="m17500 11500 2292 1292">
          <text:p/>
        </draw:connector>
        <draw:custom-shape draw:style-name="gr1" draw:text-style-name="P2" draw:id="id34" draw:layer="layout" svg:width="2cm" svg:height="2cm" svg:x="19.5cm" svg:y="4.5cm">
          <text:p text:style-name="P1"><text:span text:style-name="T1">valid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5cm" svg:y1="10.5cm" svg:x2="19.792cm" svg:y2="6.206cm" draw:start-shape="id5" draw:start-glue-point="0" draw:end-shape="id34" draw:end-glue-point="7" svg:d="m16500 10500 3292-4294">
          <text:p/>
        </draw:connector>
        <draw:connector draw:style-name="gr2" draw:text-style-name="P1" draw:layer="layout" draw:type="line" svg:x1="16.5cm" svg:y1="12.5cm" svg:x2="19.792cm" svg:y2="16.792cm" draw:start-shape="id5" draw:start-glue-point="2" draw:end-shape="id35" draw:end-glue-point="5" svg:d="m16500 12500 3292 4292">
          <text:p/>
        </draw:connector>
        <draw:connector draw:style-name="gr2" draw:text-style-name="P1" draw:layer="layout" draw:type="line" svg:x1="13.206cm" svg:y1="16.792cm" svg:x2="15.5cm" svg:y2="11.5cm" draw:end-shape="id5" draw:end-glue-point="3" svg:d="m13206 16792 2294-5292">
          <text:p/>
        </draw:connector>
        <draw:connector draw:style-name="gr2" draw:text-style-name="P1" draw:layer="layout" draw:type="line" svg:x1="10cm" svg:y1="17.5cm" svg:x2="11.5cm" svg:y2="17.499cm" draw:start-shape="id21" draw:start-glue-point="1" draw:end-shape="id36" draw:end-glue-point="6" svg:d="m10000 17500 1500-1">
          <text:p/>
        </draw:connector>
        <draw:connector draw:style-name="gr7" draw:text-style-name="P1" draw:layer="layout" draw:type="line" svg:x1="11.5cm" svg:y1="2.499cm" svg:x2="10cm" svg:y2="1.5cm" draw:start-shape="id4" draw:start-glue-point="6" draw:end-shape="id24" svg:d="m11500 2499-1500-999">
          <text:p/>
        </draw:connector>
        <draw:connector draw:style-name="gr7" draw:text-style-name="P1" draw:layer="layout" draw:type="line" svg:x1="11.5cm" svg:y1="6.499cm" svg:x2="10cm" svg:y2="5.499cm" draw:start-shape="id7" draw:start-glue-point="6" draw:end-shape="id25" draw:end-glue-point="10" svg:d="m11500 6499-1500-1000">
          <text:p/>
        </draw:connector>
        <draw:connector draw:style-name="gr7" draw:text-style-name="P1" draw:layer="layout" draw:type="line" svg:x1="11.5cm" svg:y1="10.499cm" svg:x2="10cm" svg:y2="9.499cm" draw:start-shape="id10" draw:start-glue-point="6" draw:end-shape="id26" draw:end-glue-point="10" svg:d="m11500 10499-1500-1000">
          <text:p/>
        </draw:connector>
        <draw:connector draw:style-name="gr7" draw:text-style-name="P1" draw:layer="layout" draw:type="line" svg:x1="11.5cm" svg:y1="14.499cm" svg:x2="10cm" svg:y2="13.499cm" draw:start-shape="id13" draw:start-glue-point="6" draw:end-shape="id27" draw:end-glue-point="10" svg:d="m11500 14499-1500-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2H15M25S</meta:editing-duration>
    <meta:editing-cycles>5</meta:editing-cycles>
    <meta:generator>OpenOffice.org/3.1$Win32 OpenOffice.org_project/310m11$Build-9399</meta:generator>
    <dc:date>2010-05-21T11:11:13.43</dc:date>
    <dc:creator>Ed Willink</dc:creator>
    <meta:document-statistic meta:object-count="86"/>
  </office:meta>
</office:document-meta>
</file>